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ReaderException.FieldRead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ReaderException.FieldRead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aderException.FieldRead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aderException.FieldRead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